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?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2"/>
          <table:table-cell office:value-type="string" calcext:value-type="string">
            <text:p>+128 <text:s/>= part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21:36:38.958643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28T22:11:50.108180782</dc:date>
    <meta:editing-duration>P6DT13H32M16S</meta:editing-duration>
    <meta:editing-cycles>454</meta:editing-cycles>
    <meta:generator>LibreOffice/5.2.7.2$Linux_X86_64 LibreOffice_project/20m0$Build-2</meta:generator>
    <meta:document-statistic meta:table-count="1" meta:cell-count="5397" meta:object-count="0"/>
  </office:meta>
</office:document-meta>
</file>